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CA000001B26EA3C7CBF8FCAAC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7.5102in" svg:height="3.3598in" draw:z-index="0"><draw:image xlink:href="Pictures/10000000000003CA000001B26EA3C7CBF8FCAAC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2:53:55.696183723</meta:creation-date>
    <dc:date>2017-07-20T12:54:44.198480983</dc:date>
    <meta:editing-duration>PT5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